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2" style:family="paragraph" style:parent-style-name="Standard" style:master-pag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</style:style>
    <style:style style:name="P3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735200" loext:opacity="100%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4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cbd400" loext:opacity="100%" style:text-line-through-style="none" style:text-line-through-type="none" style:text-position="0% 100%" style:font-name="Times New Roman" fo:font-size="20pt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/>
    </style:style>
    <style:style style:name="P5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3a3e00" loext:opacity="100%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P6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717600" loext:opacity="100%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P7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2f3100" loext:opacity="100%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P8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1a1c00" loext:opacity="100%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P9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a5aa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10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9ba0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11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a1a6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12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4145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3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4e5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4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363b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5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1c21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6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2a2f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7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272d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8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6469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9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3234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0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1314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1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2f28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22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f0a00" loext:opacity="100%" style:text-line-through-style="none" style:text-line-through-type="none" style:text-position="0% 100%" style:font-name="Courier New" fo:font-size="9pt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/>
    </style:style>
    <style:style style:name="P23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140a00" loext:opacity="100%" style:text-line-through-style="none" style:text-line-through-type="none" style:text-position="0% 100%" style:font-name="Courier New" fo:font-size="9pt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/>
    </style:style>
    <style:style style:name="P24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170e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25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f0f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26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1111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27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6154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28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5557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29" style:family="paragraph">
      <loext:graphic-properties draw:fill="solid" draw:fill-color="#a0a0a0"/>
      <style:paragraph-properties fo:text-align="center"/>
    </style:style>
    <style:style style:name="T1" style:family="text">
      <style:text-properties fo:font-variant="normal" fo:text-transform="none" fo:color="#4242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rect text:anchor-type="as-char" style:rel-width="100%" draw:z-index="0" draw:name="Forma1" draw:style-name="gr1" draw:text-style-name="P29" svg:width="0.003cm" svg:height="0.054cm"><text:p/></draw:rect></text:p>
      <text:p text:style-name="P3">Mesura del</text:p>
      <text:p text:style-name="P4">del temps de reacció den a les respURS</text:p>
      <text:p text:style-name="P5">Objectiu</text:p>
      <text:p text:style-name="P6">•Experimentar el temps de reacció, és a dir, el temps que tarda l'impuls nerviós a viatjar per les vies nervioses, des d'un receptor fins a l'efector, davant d'un estímul visual. O Material</text:p>
      <text:p text:style-name="P7">• Un regle de 30 cm i la taula de temps de reacció</text:p>
      <text:p text:style-name="P8">O Procediment</text:p>
      <text:p text:style-name="P9">esnter</text:p>
      <text:p text:style-name="P10">nst</text:p>
      <text:p text:style-name="P11">sup kis</text:p>
      <text:p text:style-name="P12">1. Un company o una companya aguanta el regle i tu situes</text:p>
      <text:p text:style-name="P13">els dits a banda i banda del zero, sense tocar el regle.</text:p>
      <text:p text:style-name="P14">2. El teu company o companya deixa caure el regle sense avisar-te. És important no fer cap senyal, per no influir en el temps de reacció.</text:p>
      <text:p text:style-name="P15">3. Tu l'has d'agafar tan ràpidament com puguis (tancant els dits sobre el regle).</text:p>
      <text:p text:style-name="P16">4. Per valorar el temps de reacció, necessitem saber l'espai recorregut. Anota els centímetres corresponents al punt on has tancat els dits per agafar el regle.</text:p>
      <text:p text:style-name="P17">5. Amb la taula que tens a continuació pots saber el teu temps de reacció, és a dir, el temps que has tardat a adonar-te que queia el regle i a agafar-lo.</text:p>
      <text:p text:style-name="P18">6. Repeteix l'experiència diverses vegades i anota'n les dades.</text:p>
      <text:p text:style-name="P19">7. Comprova si el teu temps de reacció a aquest estímul és el mateix si utilitzes la mà esquerra.</text:p>
      <text:p text:style-name="P20">8. Convida el teu company a repetir l'experiència canviant-vos els papers.</text:p>
      <text:p text:style-name="P21">Espai recorregut en el regle (cm)</text:p>
      <text:p text:style-name="P22">6</text:p>
      <text:p text:style-name="P23">9</text:p>
      <text:p text:style-name="P24">Temps de reacció (segons)</text:p>
      <text:p text:style-name="P25">0,109</text:p>
      <text:p text:style-name="P26">0,134</text:p>
      <text:p text:style-name="P1"><text:span text:style-name="T1">1219 15 18 0,154 0,173 0,189</text:span></text:p>
      <text:p text:style-name="P27"><text:soft-page-break/>21</text:p>
      <text:p text:style-name="P28">0,20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meta:document-statistic meta:table-count="0" meta:image-count="0" meta:object-count="0" meta:page-count="2" meta:paragraph-count="28" meta:word-count="245" meta:character-count="1308" meta:non-whitespace-character-count="1090"/>
  </office:meta>
</office:document-meta>
</file>